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edOutputStream.wri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eckedOutputStream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eckedOutputStream.CheckedOutputStream( java . io . OutputStream var0 , java . util . zip . Checksum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eckedOutputStream.getChecks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